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 08" svg:font-family="'EB Garamond 08'" style:font-pitch="variable"/>
    <style:font-face style:name="EB Garamond SC 08" svg:font-family="'EB Garamond SC 08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B Garamond 08"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EB Garamond 08" fo:font-size="18pt" fo:font-style="italic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center" style:justify-single-word="false" fo:break-before="page"/>
      <style:text-properties style:font-name="EB Garamond 08" fo:font-size="18pt" fo:font-style="italic" style:font-size-asian="18pt" style:font-style-asian="italic" style:font-size-complex="18pt" style:font-style-complex="italic"/>
    </style:style>
    <style:style style:name="P4" style:family="paragraph" style:parent-style-name="Standard" style:master-page-name="">
      <loext:graphic-properties draw:fill="none"/>
      <style:paragraph-properties fo:margin-left="4.3cm" fo:margin-right="0cm" fo:text-align="start" style:justify-single-word="false" fo:text-indent="0cm" style:auto-text-indent="false" style:page-number="auto" fo:background-color="transparent"/>
      <style:text-properties style:font-name="Ubuntu" fo:font-size="18pt" fo:font-style="normal" style:font-size-asian="18pt" style:font-style-asian="normal" style:font-size-complex="18pt" style:font-style-complex="normal"/>
    </style:style>
    <style:style style:name="P5" style:family="paragraph" style:parent-style-name="Standard">
      <loext:graphic-properties draw:fill="none"/>
      <style:paragraph-properties fo:margin-left="4.3cm" fo:margin-right="0cm" fo:text-align="start" style:justify-single-word="false" fo:text-indent="0cm" style:auto-text-indent="false" fo:background-color="transparent"/>
      <style:text-properties style:font-name="Ubuntu" fo:font-size="18pt" fo:font-style="normal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39ac"/>
    </style:style>
    <style:style style:name="T3" style:family="text">
      <style:text-properties officeooo:rsid="001fb9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tilizando los conocimientos adquiridos en las prácticas anteriores</text:p>
      <text:p text:style-name="P2">resolve<text:span text:style-name="T3">d</text:span> todas las situaciones, mis queridos señores.</text:p>
      <text:p text:style-name="P2">Desde todos los clientes de nuestra querida empresa</text:p>
      <text:p text:style-name="P2">debemos montar en las carpetas que se expresan:</text:p>
      <text:p text:style-name="P2"/>
      <text:p text:style-name="P4">Sistema Operativo <text:s text:c="7"/>Ruta Expresa</text:p>
      <text:p text:style-name="P5">UbuntuSrv<text:tab/><text:tab/><text:tab/>/srv/smx2021.net/</text:p>
      <text:p text:style-name="P5">Windows Client <text:s text:c="5"/><text:tab/>C:\smx2021.net\</text:p>
      <text:p text:style-name="P5">UbuntuClient <text:s text:c="11"/><text:tab/>/shared/smx2021.net/</text:p>
      <text:p text:style-name="P2"/>
      <text:p text:style-name="P2">Ni que decir tiene, queridos trabajadores</text:p>
      <text:p text:style-name="P2">que no se permiten fallos menores.</text:p>
      <text:p text:style-name="P2">Todas las rutas deberán ser perfectas</text:p>
      <text:p text:style-name="P2">para que no se lloren las notas puestas.</text:p>
      <text:p text:style-name="P2"/>
      <text:p text:style-name="P2"/>
      <text:p text:style-name="P2">Una vez dentro de esa carpeta,</text:p>
      <text:p text:style-name="P2">otros tres directorios deberán aparecer</text:p>
      <text:p text:style-name="P2">cuya funcionalidad</text:p>
      <text:p text:style-name="P2">no deberemos desmerecer:</text:p>
      <text:p text:style-name="P2">En <text:span text:style-name="T1">printer-spooler</text:span> se configurarán</text:p>
      <text:p text:style-name="P2">los ficheros compartidos que impresos quedarán</text:p>
      <text:p text:style-name="P2">por la impresora <text:span text:style-name="T1">PDF-Exam</text:span> que tanto dará que hablar.</text:p>
      <text:p text:style-name="P2"/>
      <text:p text:style-name="P2">Desde Windows y Xubuntu podremos imprimir</text:p>
      <text:p text:style-name="P2">para que el sysadmin no se quiera morir.</text:p>
      <text:p text:style-name="P2"/>
      <text:p text:style-name="P3"/>
      <text:p text:style-name="P2">Para una buena nota poder alcanzar</text:p>
      <text:p text:style-name="P2">algo más que solo imprimir</text:p>
      <text:p text:style-name="P2">deberemos conseguir,</text:p>
      <text:p text:style-name="P2">ya que copias de seguridad deberemos realizar</text:p>
      <text:p text:style-name="P2">en la carpeta <text:span text:style-name="T1">backups</text:span> que habremos de configurar.</text:p>
      <text:p text:style-name="P2"><text:span text:style-name="T2">E</text:span>n ella un sistema deberemos establecer</text:p>
      <text:p text:style-name="P2">para que unos ficheros se copien sin fallar</text:p>
      <text:p text:style-name="P2">cada lunes, cada jueves, cada fiesta de guardar.</text:p>
      <text:p text:style-name="P2">Estos son los ficheros que el cron deberá conservar:</text:p>
      <text:p text:style-name="P2"/>
      <text:p text:style-name="P6">/etc/samba/smb.conf</text:p>
      <text:p text:style-name="P6">RUTA AL FICHERO DE CONFIGURACION DE CUPS-PDF</text:p>
      <text:p text:style-name="P6">RUTA AL FICHERO DE CONFIGURACIÓN DE APPARMOR PARA CUPS</text:p>
      <text:p text:style-name="P2"/>
      <text:p text:style-name="P2">ya que algunas rutas son complicadas de versar.</text:p>
      <text:p text:style-name="P2">No olvidéis comprimir sin cesar,</text:p>
      <text:p text:style-name="P2"><text:span text:style-name="T3">¡</text:span>con <text:span text:style-name="T1">tar.gz</text:span> pardiez!, para un mayor espacio ahorrar.</text:p>
      <text:p text:style-name="P2">La fecha en el comprimido deberá aparecer,</text:p>
      <text:p text:style-name="P2">Año, m<text:span text:style-name="T2">e</text:span>s, día, hora , ninguna otra memez.</text:p>
      <text:p text:style-name="P2">En cada reinicio del servidor se ejecutará</text:p>
      <text:p text:style-name="P2">este cron endiablado, que debéis configurar.</text:p>
      <text:p text:style-name="P2"/>
      <text:p text:style-name="P2">Por último, unas carpetas en <text:span text:style-name="T1">users</text:span> deberéis haber creado</text:p>
      <text:p text:style-name="P2"><text:span text:style-name="T1">goblin</text:span>/ y <text:span text:style-name="T1">orco</text:span>/ podrán ser encontrados</text:p>
      <text:p text:style-name="P2">y por aquellos cuyo nombre coincida con la carpeta</text:p>
      <text:p text:style-name="P2">ficheros y directorios podrán ser creados, borrados</text:p>
      <text:p text:style-name="P2">y cualquier otra cuchufleta.</text:p>
      <text:p text:style-name="P2"/>
      <text:p text:style-name="P2">Y hasta aquí este examen, escrito como poesía,</text:p>
      <text:p text:style-name="P2">realizable, estudiable, y disfrutable con ambrosía.</text:p>
      <text:p text:style-name="P2"/>
      <text:p text:style-name="P2">¡Mucha suerte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 08" svg:font-family="'EB Garamond 08'" style:font-pitch="variable"/>
    <style:font-face style:name="EB Garamond SC 08" svg:font-family="'EB Garamond SC 08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09:44:42.139291098</meta:creation-date>
    <dc:date>2021-11-26T10:08:26.748865874</dc:date>
    <meta:editing-duration>PT13M34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2" meta:paragraph-count="48" meta:word-count="293" meta:character-count="1948" meta:non-whitespace-character-count="1676"/>
  </office:meta>
</office:document-meta>
</file>